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i math:fontstyle="italic">mds</math:mi>
      </math:msub>
      <math:mo math:stretchy="false">=</math:mo>
      <math:mfrac>
        <math:msub>
          <math:mi>E</math:mi>
          <math:mi math:fontstyle="italic">mds</math:mi>
        </math:msub>
        <math:msub>
          <math:mi>E</math:mi>
          <math:mi math:fontstyle="italic">total</math:mi>
        </math:msub>
      </math:mfrac>
    </math:mrow>
    <math:annotation math:encoding="StarMath 5.0">C_mds= {E_mds} over {E_total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11</meta:generator>
    <meta:initial-creator>Max Berger</meta:initial-creator>
    <meta:creation-date>2006-04-26T20:03:21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